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19 BARRIER ; 22 PSYBEAM ; 25 SWIFT ; 28 RECOVER ; 31 AGILITY ; 33 TAKE_DOWN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19 BARRIER ; 22 PSYBEAM ; 25 SWIFT ; 28 RECOVER ; 31 AGILITY ; 33 TAKE_DOWN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3 TAKE_DOWN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8">00/00/0000</text:date>, <text:time style:data-style-name="N2" text:time-value="12:14:28.64706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18T15:11:32.019649798</dc:date>
    <dc:creator>Michael </dc:creator>
    <meta:editing-duration>P20DT21H26M9S</meta:editing-duration>
    <meta:editing-cycles>277</meta:editing-cycles>
    <meta:document-statistic meta:table-count="2" meta:cell-count="4986" meta:object-count="0"/>
  </office:meta>
</office:document-meta>
</file>